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Andika" svg:font-family="Andik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20ec8f" style:font-size-asian="12pt" style:font-size-complex="12pt"/>
    </style:style>
    <style:style style:name="P2"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23b74c" style:font-size-asian="12pt" style:font-size-complex="12pt"/>
    </style:style>
    <style:style style:name="P3" style:family="paragraph" style:parent-style-name="Preformatted_20_Text">
      <style:paragraph-properties fo:margin-top="0cm" fo:margin-bottom="0cm" loext:contextual-spacing="false" style:writing-mode="page"/>
      <style:text-properties style:font-name="Liberation Serif1" fo:font-size="12pt" officeooo:paragraph-rsid="002e9457" style:font-size-asian="12pt" style:font-size-complex="12pt"/>
    </style:style>
    <style:style style:name="P4" style:family="paragraph" style:parent-style-name="Preformatted_20_Text">
      <style:paragraph-properties fo:margin-top="0cm" fo:margin-bottom="0cm" loext:contextual-spacing="false" style:writing-mode="page"/>
      <style:text-properties style:font-name="Liberation Serif1" fo:font-size="12pt" fo:language="es" fo:country="ES" style:font-size-asian="12pt" style:font-size-complex="12pt"/>
    </style:style>
    <style:style style:name="P5" style:family="paragraph" style:parent-style-name="Preformatted_20_Text">
      <style:paragraph-properties fo:margin-top="0cm" fo:margin-bottom="0cm" loext:contextual-spacing="false" style:writing-mode="page"/>
      <style:text-properties style:font-name="Liberation Serif1" fo:font-size="12pt" fo:language="es" fo:country="ES" officeooo:paragraph-rsid="002e9457" style:font-size-asian="12pt" style:font-size-complex="12pt"/>
    </style:style>
    <style:style style:name="P6" style:family="paragraph" style:parent-style-name="Preformatted_20_Text">
      <style:paragraph-properties fo:margin-top="0cm" fo:margin-bottom="0cm" loext:contextual-spacing="false" style:writing-mode="page"/>
      <style:text-properties style:font-name="Liberation Serif1" fo:font-size="12pt" fo:language="es" fo:country="ES" officeooo:rsid="00365886" officeooo:paragraph-rsid="00365886" style:font-size-asian="12pt" style:font-size-complex="12pt"/>
    </style:style>
    <style:style style:name="P7"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fo:language="es" fo:country="ES" officeooo:rsid="00365886" officeooo:paragraph-rsid="00365886" style:font-size-asian="12pt" style:font-size-complex="12pt"/>
    </style:style>
    <style:style style:name="P8" style:family="paragraph" style:parent-style-name="Preformatted_20_Text">
      <style:paragraph-properties fo:margin-top="0cm" fo:margin-bottom="0cm" loext:contextual-spacing="false" style:writing-mode="page"/>
      <style:text-properties style:font-name="Liberation Serif1" fo:font-size="12pt" fo:language="es" fo:country="ES" officeooo:rsid="003842c0" officeooo:paragraph-rsid="003842c0" style:font-size-asian="12pt" style:font-size-complex="12pt"/>
    </style:style>
    <style:style style:name="P9" style:family="paragraph" style:parent-style-name="Heading_20_1">
      <style:paragraph-properties fo:margin-top="0cm" fo:margin-bottom="0cm" loext:contextual-spacing="false" fo:text-align="justify" style:justify-single-word="false" style:writing-mode="page"/>
      <style:text-properties style:font-name="Liberation Serif1" fo:font-size="12pt" officeooo:rsid="00192ead" officeooo:paragraph-rsid="0023b74c" style:font-size-asian="12pt" style:font-size-complex="12pt"/>
    </style:style>
    <style:style style:name="P10" style:family="paragraph" style:parent-style-name="Text_20_body">
      <style:paragraph-properties fo:margin-left="0.741cm" fo:margin-right="0cm" fo:margin-top="0cm" fo:margin-bottom="0cm" loext:contextual-spacing="false" fo:text-align="justify" style:justify-single-word="false" fo:text-indent="0cm" style:auto-text-indent="false" style:writing-mode="page"/>
      <style:text-properties style:font-name="Liberation Serif1" fo:font-size="12pt" officeooo:rsid="00192ead" officeooo:paragraph-rsid="0023b74c" style:font-size-asian="12pt" style:font-size-complex="12pt"/>
    </style:style>
    <style:style style:name="P11" style:family="paragraph" style:parent-style-name="Standard">
      <style:paragraph-properties fo:text-align="justify" style:justify-single-word="false"/>
      <style:text-properties officeooo:paragraph-rsid="003eccac"/>
    </style:style>
    <style:style style:name="P12" style:family="paragraph" style:parent-style-name="Standard">
      <style:paragraph-properties fo:margin-top="0cm" fo:margin-bottom="0cm" loext:contextual-spacing="false" fo:text-align="justify" style:justify-single-word="false" style:writing-mode="page"/>
      <style:text-properties style:font-name="Liberation Serif1" fo:font-size="12pt" fo:language="es" fo:country="ES" officeooo:rsid="00192ead" officeooo:paragraph-rsid="0023b74c" style:font-size-asian="12pt" style:font-size-complex="12pt"/>
    </style:style>
    <style:style style:name="P13" style:family="paragraph" style:parent-style-name="Text_20_body">
      <style:paragraph-properties fo:margin-top="0cm" fo:margin-bottom="0cm" loext:contextual-spacing="false" fo:text-align="justify" style:justify-single-word="false" style:writing-mode="page"/>
      <style:text-properties style:font-name="Liberation Serif1" fo:font-size="12pt" fo:language="es" fo:country="ES" officeooo:paragraph-rsid="0023b74c" style:font-size-asian="12pt" style:font-size-complex="12pt"/>
    </style:style>
    <style:style style:name="P14" style:family="paragraph" style:parent-style-name="Text_20_body">
      <style:paragraph-properties fo:margin-top="0cm" fo:margin-bottom="0cm" loext:contextual-spacing="false" fo:text-align="justify" style:justify-single-word="false" style:writing-mode="page"/>
      <style:text-properties style:font-name="Liberation Serif1" fo:font-size="12pt" fo:language="es" fo:country="ES" officeooo:rsid="00192ead" officeooo:paragraph-rsid="0023b74c" style:font-size-asian="12pt" style:font-size-complex="12pt"/>
    </style:style>
    <style:style style:name="P15" style:family="paragraph" style:parent-style-name="Text_20_body">
      <style:paragraph-properties fo:margin-left="0.741cm" fo:margin-right="0cm" fo:margin-top="0cm" fo:margin-bottom="0cm" loext:contextual-spacing="false" fo:text-align="justify" style:justify-single-word="false" fo:text-indent="0cm" style:auto-text-indent="false" style:writing-mode="page"/>
      <style:text-properties style:font-name="Andika" fo:font-size="12pt" fo:language="es" fo:country="ES" officeooo:rsid="00192ead" officeooo:paragraph-rsid="0023b74c" style:font-size-asian="12pt" style:font-size-complex="12pt"/>
    </style:style>
    <style:style style:name="P16" style:family="paragraph" style:parent-style-name="Heading_20_1">
      <style:paragraph-properties fo:margin-top="0cm" fo:margin-bottom="0cm" loext:contextual-spacing="false" fo:text-align="justify" style:justify-single-word="false" style:writing-mode="page"/>
      <style:text-properties fo:font-size="16pt" fo:language="es" fo:country="ES" officeooo:paragraph-rsid="0023b74c" style:font-size-asian="16pt" style:font-size-complex="16pt"/>
    </style:style>
    <style:style style:name="P17" style:family="paragraph" style:parent-style-name="Preformatted_20_Text">
      <loext:graphic-properties draw:fill="solid" draw:fill-color="#eeeeee" draw:opacity="100%"/>
      <style:paragraph-properties fo:background-color="#eeeeee"/>
      <style:text-properties fo:color="#193300" style:font-name="Liberation Mono1" fo:font-size="9pt" officeooo:paragraph-rsid="003bc972" style:font-size-asian="9pt" style:font-size-complex="9pt"/>
    </style:style>
    <style:style style:name="P18" style:family="paragraph" style:parent-style-name="Preformatted_20_Text">
      <loext:graphic-properties draw:fill="solid" draw:fill-color="#eeeeee" draw:opacity="100%"/>
      <style:paragraph-properties fo:background-color="#eeeeee"/>
      <style:text-properties fo:color="#193300" style:font-name="Liberation Mono1" fo:font-size="9pt" officeooo:rsid="003bc972" officeooo:paragraph-rsid="003bc972" style:font-size-asian="9pt" style:font-size-complex="9pt"/>
    </style:style>
    <style:style style:name="P19" style:family="paragraph" style:parent-style-name="Preformatted_20_Text">
      <style:paragraph-properties fo:margin-top="0cm" fo:margin-bottom="0cm" loext:contextual-spacing="false" style:writing-mode="page"/>
      <style:text-properties style:font-name="Liberation Serif1" fo:font-size="12pt" fo:language="es" fo:country="ES" style:font-size-asian="12pt" style:font-size-complex="12pt"/>
    </style:style>
    <style:style style:name="P20" style:family="paragraph" style:parent-style-name="Preformatted_20_Text">
      <style:paragraph-properties fo:margin-top="0cm" fo:margin-bottom="0cm" loext:contextual-spacing="false" style:writing-mode="page"/>
      <style:text-properties style:font-name="Liberation Serif1" fo:font-size="12pt" fo:language="es" fo:country="ES" officeooo:paragraph-rsid="002e9457" style:font-size-asian="12pt" style:font-size-complex="12pt"/>
    </style:style>
    <style:style style:name="P21"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fo:language="es" fo:country="ES" officeooo:paragraph-rsid="002e9457" style:font-size-asian="12pt" style:font-size-complex="12pt"/>
    </style:style>
    <style:style style:name="P22"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fo:language="es" fo:country="ES" officeooo:paragraph-rsid="003bc972" style:font-size-asian="12pt" style:font-size-complex="12pt"/>
    </style:style>
    <style:style style:name="P23"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fo:language="es" fo:country="ES" officeooo:paragraph-rsid="003cc8e5" style:font-size-asian="12pt" style:font-size-complex="12pt"/>
    </style:style>
    <style:style style:name="P24" style:family="paragraph" style:parent-style-name="Preformatted_20_Text">
      <style:paragraph-properties fo:margin-top="0cm" fo:margin-bottom="0cm" loext:contextual-spacing="false" style:writing-mode="page"/>
      <style:text-properties style:font-name="Liberation Serif1" fo:font-size="12pt" officeooo:paragraph-rsid="002e9457" style:font-size-asian="12pt" style:font-size-complex="12pt"/>
    </style:style>
    <style:style style:name="P25"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fo:language="es" fo:country="ES" officeooo:rsid="003cc8e5" officeooo:paragraph-rsid="003cc8e5" style:font-size-asian="10pt" style:font-size-complex="10pt"/>
    </style:style>
    <style:style style:name="P26"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fo:font-size="9pt" officeooo:rsid="003bc972" officeooo:paragraph-rsid="003bc972" style:font-size-asian="9pt" style:font-size-complex="9pt"/>
    </style:style>
    <style:style style:name="P27"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fo:font-size="9pt" fo:language="es" fo:country="ES" officeooo:paragraph-rsid="002e9457" style:font-size-asian="9pt" style:font-size-complex="9pt"/>
    </style:style>
    <style:style style:name="T1" style:family="text">
      <style:text-properties style:font-name="Liberation Serif1" fo:font-size="12pt" fo:language="es" fo:country="ES" fo:font-weight="normal" officeooo:rsid="0020ec8f" style:font-size-asian="12pt" style:font-weight-asian="normal" style:font-size-complex="12pt" style:font-weight-complex="normal"/>
    </style:style>
    <style:style style:name="T2" style:family="text">
      <style:text-properties style:font-name="Liberation Serif1" fo:font-size="12pt" fo:language="es" fo:country="ES" fo:font-weight="normal" officeooo:rsid="00365886" style:font-size-asian="12pt" style:font-weight-asian="normal" style:font-size-complex="12pt" style:font-weight-complex="normal"/>
    </style:style>
    <style:style style:name="T3" style:family="text">
      <style:text-properties style:font-name="Liberation Serif1" fo:font-size="10pt" fo:font-weight="normal" officeooo:rsid="0020ec8f" style:font-size-asian="10pt" style:font-weight-asian="normal" style:font-size-complex="10pt" style:font-weight-complex="normal"/>
    </style:style>
    <style:style style:name="T4" style:family="text">
      <style:text-properties style:font-name="Liberation Serif1" fo:font-size="10pt" fo:font-weight="normal" officeooo:rsid="0023b74c" style:font-size-asian="10pt" style:font-weight-asian="normal" style:font-size-complex="10pt" style:font-weight-complex="normal"/>
    </style:style>
    <style:style style:name="T5" style:family="text">
      <style:text-properties style:font-name="Liberation Serif1" fo:font-size="10pt" fo:language="es" fo:country="ES" fo:font-weight="normal" officeooo:rsid="0020ec8f" style:font-size-asian="10pt" style:font-weight-asian="normal" style:font-size-complex="10pt" style:font-weight-complex="normal"/>
    </style:style>
    <style:style style:name="T6" style:family="text">
      <style:text-properties style:font-name="Liberation Serif1" fo:language="es" fo:country="ES" fo:font-weight="normal" officeooo:rsid="0020ec8f" style:font-weight-asian="normal" style:font-weight-complex="normal"/>
    </style:style>
    <style:style style:name="T7" style:family="text">
      <style:text-properties style:font-name="Liberation Serif1" fo:font-size="24pt" fo:language="es" fo:country="ES" fo:font-weight="bold" officeooo:rsid="0020ec8f" style:font-size-asian="24pt" style:font-weight-asian="bold" style:font-size-complex="24pt" style:font-weight-complex="bold"/>
    </style:style>
    <style:style style:name="T8" style:family="text">
      <style:text-properties style:font-name="Liberation Serif1" fo:font-size="16pt" officeooo:rsid="00192ead" style:font-size-asian="16pt" style:font-size-complex="16pt"/>
    </style:style>
    <style:style style:name="T9" style:family="text">
      <style:text-properties fo:font-weight="bold" style:font-weight-asian="bold" style:font-weight-complex="bold"/>
    </style:style>
    <style:style style:name="T10" style:family="text">
      <style:text-properties officeooo:rsid="003cc8e5"/>
    </style:style>
    <style:style style:name="T11" style:family="text">
      <style:text-properties fo:language="es" fo:country="ES"/>
    </style:style>
    <style:style style:name="T12" style:family="text">
      <style:text-properties fo:language="es" fo:country="ES" fo:font-weight="bold" style:font-weight-asian="bold" style:font-weight-complex="bold"/>
    </style:style>
    <style:style style:name="T13" style:family="text">
      <style:text-properties fo:language="es" fo:country="ES" officeooo:rsid="003ecc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a xlink:type="simple" xlink:href="https://medium.com/@cramirez92/s-o-l-i-d-the-first-5-priciples-of-object-oriented-design-with-javascript-790f6ac9b9fa" text:style-name="Internet_20_link" text:visited-style-name="Visited_20_Internet_20_Link"><text:span text:style-name="Source_20_Text"><text:span text:style-name="T4">https://medium.com/@cramirez92/s-o-l-i-d-the-first-5-priciples-of-object-oriented-design-with-javascript-790f6ac9b9fa</text:span></text:span></text:a></text:h>
      <text:p text:style-name="P6"><text:a xlink:type="simple" xlink:href="https://gist.github.com/Crizstian/ba39c6fdbb30a40c738e3c07ea83b5c1" office:target-frame-name="_blank" xlink:show="new" text:style-name="Internet_20_link" text:visited-style-name="Visited_20_Internet_20_Link">You can get it here: solid.js</text:a></text:p>
      <text:p text:style-name="P6"/>
      <text:p text:style-name="P8">/*</text:p>
      <text:p text:style-name="P8">Code examples from the article: S.O.L.I.D The first 5 priciples of Object Oriented Design with JavaScript</text:p>
      <text:p text:style-name="P8"><text:a xlink:type="simple" xlink:href="https://medium.com/@cramirez92/s-o-l-i-d-the-first-5-priciples-of-object-oriented-design-with-javascript-790f6ac9b9fa#.7uj4n7rsa" text:style-name="Internet_20_link" text:visited-style-name="Visited_20_Internet_20_Link">https://medium.com/@cramirez92/s-o-l-i-d-the-first-5-priciples-of-object-oriented-design-with-javascript-790f6ac9b9fa#.7uj4n7rsa</text:a></text:p>
      <text:p text:style-name="P8">*/</text:p>
      <text:p text:style-name="P8"/>
      <text:p text:style-name="P7"><text:span text:style-name="Source_20_Text"><text:span text:style-name="T2"/></text:span></text:p>
      <text:p text:style-name="P1"><text:span text:style-name="Source_20_Text"><text:span text:style-name="T3"/></text:span></text:p>
      <text:p text:style-name="P1"><text:span text:style-name="Source_20_Text"><text:span text:style-name="T7">S.O.L.I.D Los primeros 5 principios del diseño orientado a objetos con JavaScript</text:span></text:span></text:p>
      <text:p text:style-name="P1"><text:span text:style-name="Source_20_Text"><text:span text:style-name="T1"/></text:span></text:p>
      <text:p text:style-name="P2"><text:span text:style-name="Source_20_Text"><text:span text:style-name="T6">Encontré un muy buen artículo que explica el S.O.L.I.D. principios, si está familiarizado con PHP, puede leer el artículo original aquí: </text:span></text:span><text:a xlink:type="simple" xlink:href="https://scotch.io/bar-talk/s-o-l-i-d-the-first-five-principles-of-object-oriented-design" office:target-frame-name="_blank" xlink:show="new" text:style-name="Internet_20_link" text:visited-style-name="Visited_20_Internet_20_Link"><text:span text:style-name="Source_20_Text"><text:span text:style-name="T5">S.O.L.I.D: The First 5 Principles of Object Oriented Design</text:span></text:span></text:a><text:span text:style-name="Source_20_Text"><text:span text:style-name="T6">. Pero como soy desarrollador de JavaScript, he adaptado los ejemplos de código del artículo a JavaScript.</text:span></text:span></text:p>
      <text:p text:style-name="P2"><text:span text:style-name="Source_20_Text"><text:span text:style-name="T6"/></text:span></text:p>
      <text:p text:style-name="P10"><text:span text:style-name="Source_20_Text"><text:span text:style-name="T6">JavaScript es un lenguaje poco tipado, algunos lo consideran un lenguaje funcional, otros lo consideran un lenguaje orientado a objetos, algunos piensan que es ambas cosas, y algunos piensan que tener clases en JavaScript es simplemente incorrecto. - Dor Tzur</text:span></text:span></text:p>
      <text:p text:style-name="P2"><text:span text:style-name="Source_20_Text"><text:span text:style-name="T6"/></text:span></text:p>
      <text:p text:style-name="P2"><text:span text:style-name="Source_20_Text"><text:span text:style-name="T6">Esto es solo un simple "bienvenido a S.O.L.I.D." artículo, simplemente arroja luz sobre lo que S.O.L.I.D. es.</text:span></text:span></text:p>
      <text:p text:style-name="P2"><text:span text:style-name="Source_20_Text"><text:span text:style-name="T6"/></text:span></text:p>
      <text:p text:style-name="P2"><text:span text:style-name="Source_20_Text"><text:span text:style-name="T6">SÓLIDO. REPRESENTA:</text:span></text:span></text:p>
      <text:p text:style-name="P2"><text:span text:style-name="Source_20_Text"><text:span text:style-name="T6"><text:line-break/>     S - Principio de responsabilidad única</text:span></text:span></text:p>
      <text:p text:style-name="P2"><text:span text:style-name="Source_20_Text"><text:span text:style-name="T6">     O - Principio abierto cerrado</text:span></text:span></text:p>
      <text:p text:style-name="P2"><text:span text:style-name="Source_20_Text"><text:span text:style-name="T6">     L - Principio de sustitución de Liskov</text:span></text:span></text:p>
      <text:p text:style-name="P2"><text:span text:style-name="Source_20_Text"><text:span text:style-name="T6">     I - Principio de segregación de interfaz</text:span></text:span></text:p>
      <text:p text:style-name="P2"><text:span text:style-name="Source_20_Text"><text:span text:style-name="T6">     D - Principio de inversión de dependencia</text:span></text:span></text:p>
      <text:p text:style-name="P2"><text:span text:style-name="Source_20_Text"><text:span text:style-name="T6"/></text:span></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1"><text:span text:style-name="T11">Como puede ver hasta ahora, lo que hemos estado haciendo para las interfaces en JavaScript son funciones de fábrica para la composición de funciones.</text:span></text:p>
      <text:p text:style-name="P11"><text:span text:style-name="T11"><text:line-break/>Y aquí, con </text:span><text:span text:style-name="T12">manageShapeInterface</text:span><text:span text:style-name="T11"> lo que estamos haciendo es abstraer nuevamente la función de </text:span><text:span text:style-name="T12">cálculo</text:span><text:span text:style-name="T11">, lo que estamos haciendo aquí y en las otras interfaces (si podemos llamarlas interfaces), estamos usando "funciones de orden superior" para lograr las abstracciones.</text:span></text:p>
      <text:p text:style-name="P11"><text:span text:style-name="T11"><text:line-break/>Si no sabe cuál es la función de orden superior, puede ir a </text:span><text:a xlink:type="simple" xlink:href="https://www.youtube.com/watch?v=BMUiFMZr7vk&amp;list=PL0zVEGEvSaeEd9hlmCXrk5yUyqUag-n84" office:target-frame-name="_blank" xlink:show="new" text:style-name="Internet_20_link" text:visited-style-name="Visited_20_Internet_20_Link"><text:span text:style-name="T13">ver el v</text:span></text:a><text:a xlink:type="simple" xlink:href="https://www.youtube.com/watch?v=BMUiFMZr7vk&amp;list=PL0zVEGEvSaeEd9hlmCXrk5yUyqUag-n84" office:target-frame-name="_blank" xlink:show="new" text:style-name="Internet_20_link" text:visited-style-name="Visited_20_Internet_20_Link"><text:span text:style-name="T11">ideo.</text:span></text:a></text:p>
      <text:p text:style-name="P14"/>
      <text:p text:style-name="P14"/>
      <text:h text:style-name="P16" text:outline-level="1"><text:bookmark text:name="1c14"/># Principio de inversión de dependencia</text:h>
      <text:p text:style-name="P14"/>
      <text:p text:style-name="P15">Las entidades deben depender de abstracciones, no de concreciones. Establece que el módulo de alto nivel no debe depender del módulo de bajo nivel, sino que deben depender de abstracciones.</text:p>
      <text:p text:style-name="P14"/>
      <text:p text:style-name="P14">Como lenguaje dinámico, JavaScript no requiere el uso de abstracciones para facilitar el desacoplamiento. Por lo tanto, la estipulación de que las abstracciones no deberían depender de los detalles no es particularmente relevante para las aplicaciones de JavaScript. Sin embargo, la estipulación de que los módulos de alto nivel no deberían depender de los módulos de bajo nivel es relevante.</text:p>
      <text:p text:style-name="P14"/>
      <text:p text:style-name="P15">Desde un punto de vista funcional, estos contenedores y conceptos de inyección se pueden resolver con una función simple de orden superior, o un patrón de tipo agujero en el medio que está integrado en el lenguaje.</text:p>
      <text:p text:style-name="P13"/>
      <text:p text:style-name="P4"><text:a xlink:type="simple" xlink:href="http://softwareengineering.stackexchange.com/questions/103508/how-is-dependency-inversion-related-to-higher-order-functions" office:target-frame-name="_blank" xlink:show="new" text:style-name="Internet_20_link" text:visited-style-name="Visited_20_Internet_20_Link"><text:span text:style-name="T10">Cómo se</text:span></text:a><text:a xlink:type="simple" xlink:href="http://softwareengineering.stackexchange.com/questions/103508/how-is-dependency-inversion-related-to-higher-order-functions" office:target-frame-name="_blank" xlink:show="new" text:style-name="Internet_20_link" text:visited-style-name="Visited_20_Internet_20_Link"> </text:a><text:a xlink:type="simple" xlink:href="http://softwareengineering.stackexchange.com/questions/103508/how-is-dependency-inversion-related-to-higher-order-functions" office:target-frame-name="_blank" xlink:show="new" text:style-name="Internet_20_link" text:visited-style-name="Visited_20_Internet_20_Link"><text:span text:style-name="T10">relaciona la inversión de dependencia con funciones de orden superior</text:span></text:a><text:a xlink:type="simple" xlink:href="http://softwareengineering.stackexchange.com/questions/103508/how-is-dependency-inversion-related-to-higher-order-functions" office:target-frame-name="_blank" xlink:show="new" text:style-name="Internet_20_link" text:visited-style-name="Visited_20_Internet_20_Link">?</text:a> es una pregunta que se hace en stackExchange si desea una explicación profunda.</text:p>
      <text:p text:style-name="P23"><text:line-break/>Esto puede sonar hinchado, pero es realmente fácil de entender. Este principio permite el desacoplamiento.<text:line-break/><text:soft-page-break/><text:line-break/>Y lo hemos hecho antes, revisemos nuestro código con manageShapeInterface y cómo logramos el método de cálculo.</text:p>
      <text:p text:style-name="P4"/>
      <text:p text:style-name="P25"/>
      <text:p text:style-name="P25">const manageShapeInterface = (fn) =&gt; ({</text:p>
      <text:p text:style-name="P25"><text:s text:c="2"/>type: 'manageShapeInterface',</text:p>
      <text:p text:style-name="P25"><text:s text:c="2"/>calculate: () =&gt; fn()</text:p>
      <text:p text:style-name="P25">})</text:p>
      <text:p text:style-name="P25"/>
      <text:p text:style-name="P3"/>
      <text:p text:style-name="P3"/>
      <text:p text:style-name="P21">Lo que recibe la función de fábrica <text:span text:style-name="T9">manageShapeInterface</text:span> como argumento es una función de orden superior, que desacopla para cada forma la funcionalidad para lograr la lógica necesaria para llegar al cálculo final, veamos cómo se hace esto en los objetos de formas.</text:p>
      <text:p text:style-name="P5"/>
      <text:p text:style-name="P26"/>
      <text:p text:style-name="P26">const square = (length) =&gt; {</text:p>
      <text:p text:style-name="P26"><text:s text:c="2"/>const proto = {</text:p>
      <text:p text:style-name="P26"><text:s text:c="4"/>length,</text:p>
      <text:p text:style-name="P26"><text:s text:c="4"/>type : 'Square',</text:p>
      <text:p text:style-name="P26"><text:s text:c="4"/>area : (args) =&gt; Math.pow(args.length, 2)</text:p>
      <text:p text:style-name="P26"><text:s text:c="2"/>}</text:p>
      <text:p text:style-name="P26"><text:s text:c="2"/>const basics = shapeInterface(proto)</text:p>
      <text:p text:style-name="P26"><text:s text:c="2"/>const abstraccion = manageShapeInterface(() =&gt; basics.area())</text:p>
      <text:p text:style-name="P26"><text:s text:c="2"/>const composite = Object.assign({}, basics, abstraccion)</text:p>
      <text:p text:style-name="P26"><text:s text:c="2"/>return Object.assign(Object.create(composite), {length})</text:p>
      <text:p text:style-name="P26">}</text:p>
      <text:p text:style-name="P17"/>
      <text:p text:style-name="P18">const cubo = (length) =&gt; {</text:p>
      <text:p text:style-name="P18"><text:s text:c="2"/>const proto = {</text:p>
      <text:p text:style-name="P18"><text:s text:c="4"/>length,</text:p>
      <text:p text:style-name="P18"><text:s text:c="4"/>type <text:s text:c="2"/>: 'Cubo',</text:p>
      <text:p text:style-name="P18"><text:s text:c="4"/>area <text:s text:c="2"/>: (args) =&gt; Math.pow(args.length, 2),</text:p>
      <text:p text:style-name="P18"><text:s text:c="4"/>volume : (args) =&gt; Math.pow(args.length, 3)</text:p>
      <text:p text:style-name="P18"><text:s text:c="2"/>}</text:p>
      <text:p text:style-name="P18"><text:s text:c="2"/>const basics <text:s/>= shapeInterface(proto)</text:p>
      <text:p text:style-name="P18"><text:s text:c="2"/>const complex = solidShapeInterface(proto)</text:p>
      <text:p text:style-name="P18"><text:s text:c="2"/>const abstraccion = manageShapeInterface(() =&gt; basics.area() + complex.volume())</text:p>
      <text:p text:style-name="P18"><text:s text:c="2"/>const composite = Object.assign({}, basics, abstraccion)</text:p>
      <text:p text:style-name="P18"><text:s text:c="2"/>return Object.assign(Object.create(composite), {length})</text:p>
      <text:p text:style-name="P18">}</text:p>
      <text:p text:style-name="P27"/>
      <text:p text:style-name="P5"/>
      <text:p text:style-name="P5"/>
      <text:p text:style-name="P5">Para el cuadrado, lo que necesitamos calcular es obtener el área de la forma, y para un cubo, lo que necesitamos es sumar el área con el volumen y eso es todo lo que necesitamos para evitar el acoplamiento y obtener la abstracción.</text:p>
      <text:p text:style-name="P5"/>
      <text:p text:style-name="P5"/>
      <text:p text:style-name="P22"><text:span text:style-name="T9">Conclusión</text:span><text:line-break/><text:line-break/> “Si lleva los principios SÓLIDOS a sus extremos, llega a algo que hace que la Programación funcional se vea bastante atractiva” - Mark Seemann.</text:p>
      <text:p text:style-name="P22"><text:line-break/>JavaScript es un lenguaje de programación de paradigmas múltiples, y podemos aplicarle principios sólidos, y lo mejor de todo es que podemos combinarlo con el paradigma de programación funcional y obtener lo mejor de ambos mundos.</text:p>
      <text:p text:style-name="P22"><text:line-break/>Javascript también es un lenguaje de programación dinámico, y lo muy versátil que he presentado <text:soft-page-break/>es solo una forma de lograr estos principios con JavaScript, pueden ser mejores opciones para lograr estos principios.</text:p>
      <text:p text:style-name="P22"><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2"><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Andika" svg:font-family="Andik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57:52.471237074</meta:creation-date>
    <dc:date>2020-03-24T21:49:48.854810079</dc:date>
    <meta:editing-duration>PT4H42M54S</meta:editing-duration>
    <meta:editing-cycles>49</meta:editing-cycles>
    <meta:generator>LibreOffice/5.2.7.2$Linux_X86_64 LibreOffice_project/20m0$Build-2</meta:generator>
    <meta:document-statistic meta:table-count="0" meta:image-count="0" meta:object-count="0" meta:page-count="4" meta:paragraph-count="59" meta:word-count="731" meta:character-count="5059" meta:non-whitespace-character-count="4288"/>
  </office:meta>
</office:document-meta>
</file>